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T5" style:parent-style-name="Standaardalinea-lettertype" style:family="text">
      <style:text-properties fo:font-style="italic" style:font-style-asian="italic" style:font-style-complex="italic"/>
    </style:style>
    <style:style style:name="T6" style:parent-style-name="Standaardalinea-lettertype" style:family="text">
      <style:text-properties fo:font-style="italic" style:font-style-asian="italic" style:font-style-complex="italic"/>
    </style:style>
    <style:style style:name="P7" style:parent-style-name="Standard" style:family="paragraph">
      <style:paragraph-properties fo:break-before="column"/>
    </style:style>
  </office:automatic-styles>
  <office:body>
    <office:text text:use-soft-page-breaks="true">
      <text:p text:style-name="P1">Inventarisatie onderzoek sensornetwerken</text:p>
      <text:p text:style-name="Standard">Internet of Things – Internet</text:p>
      <text:p text:style-name="Standard"/>
      <text:p text:style-name="Standard">Onderdelen eindverslag:</text:p>
      <text:p text:style-name="Standard">→ Onderzoeksvragen<text:line-break/>→ (gedeeltelijke) uitwerking<text:line-break/>→ Gemaakte ontwerpen<text:line-break/>→ schema's &amp;<text:s/>software<text:line-break/>→ meetresultaten<text:line-break/>→ conclusie</text:p>
      <text:p text:style-name="Standard"/>
      <text:list text:style-name="LFO1" text:continue-numbering="true">
        <text:list-item>
          <text:p text:style-name="P2">Onderzoek de doorvoersnelheid en bepaal de delay van een arduino-pi verbinding met NRF</text:p>
        </text:list-item>
      </text:list>
      <text:p text:style-name="Standard">→ vergelijk deze met de theoretische maxima uit de datasheets, voor een bepaalde afstand.</text:p>
      <text:p text:style-name="Standard">→ leg in een grafiek vast: max. doorvoersnelheid / delay uitgezet tegen de afstand.<text:s/><text:line-break/>→ Voeg code toe (op de applicatielaag) waarmee fouten kunnen worden gedetecteerd.<text:line-break/>Maar geen teruggestuurde bevestigingsberichten of re-transmissies op basis van time-outs.<text:line-break/></text:p>
      <text:list text:style-name="LFO1" text:continue-numbering="true">
        <text:list-item>
          <text:p text:style-name="P3">Stel minimaal 5 onderzoeksvragen op. Op basis van de architectuur zoals beschreven in hoofdstuk 4. (gateway – repeater – end point)<text:line-break/></text:p>
        </text:list-item>
        <text:list-item>
          <text:p text:style-name="P4">Facultatieve opdrachten<text:line-break/>→ vervang seriele gateway door ethernet gateway.<text:s/><text:line-break/>Onderzoek daarin welke opdrachten via de ethernet worden verzonden en of dit al dan niet overeenkomt met een seriele gateway.</text:p>
        </text:list-item>
      </text:list>
      <text:p text:style-name="Standard">→ Controller in python maken die een lamp inschakelt bij “openende deur” of “bewegende persoon”</text:p>
      <text:p text:style-name="Standard">→ Maak een mysensors controller die wanneer er een nieuwe sensor module komt dynamisch een id toekent.<text:line-break/><text:span text:style-name="T5">Mogelijke uitwerki</text:span><text:span text:style-name="T6">ng zou zijn om in het EEPROM geheugen, dynamische de routing tabellen aan te passen.</text:span><text:line-break/></text:p>
      <text:p text:style-name="Standard">→ evt. met Xbee</text:p>
      <text:soft-page-break/>
      <text:p text:style-name="P7">Onderzoek sensornetwerken<text:line-break/>internet of things<text:line-break/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zh" style:country-asian="CN" style:language-complex="hi" style:country-complex="IN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jst" style:display-name="Lijst" style:family="paragraph" style:parent-style-name="Textbody">
      <style:text-properties fo:hyphenate="false"/>
    </style:style>
    <style:style style:name="Bijschrift" style:display-name="Bijschrif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rn Brouwer</meta:initial-creator>
    <dc:creator>Jorn Brouwer</dc:creator>
    <meta:creation-date>2016-10-03T11:37:00Z</meta:creation-date>
    <dc:date>2016-12-10T22:17:00Z</dc:date>
    <meta:template xlink:href="Normal.dotm" xlink:type="simple"/>
    <meta:editing-cycles>4</meta:editing-cycles>
    <meta:editing-duration>PT217200S</meta:editing-duration>
    <meta:document-statistic meta:page-count="2" meta:paragraph-count="2" meta:word-count="201" meta:character-count="1350" meta:row-count="9" meta:non-whitespace-character-count="1151"/>
  </office:meta>
</office:document-meta>
</file>